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833cm" style:rel-column-width="10922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bc10" officeooo:paragraph-rsid="0005bc10"/>
    </style:style>
    <style:style style:name="P2" style:family="paragraph" style:parent-style-name="Standard">
      <style:text-properties officeooo:rsid="0005bc10" officeooo:paragraph-rsid="000ee693"/>
    </style:style>
    <style:style style:name="P3" style:family="paragraph" style:parent-style-name="Standard">
      <style:text-properties officeooo:paragraph-rsid="0005bc10"/>
    </style:style>
    <style:style style:name="P4" style:family="paragraph" style:parent-style-name="Standard">
      <style:text-properties fo:font-weight="bold" officeooo:rsid="0005bc10" officeooo:paragraph-rsid="0005bc10" style:font-weight-asian="bold" style:font-weight-complex="bold"/>
    </style:style>
    <style:style style:name="P5" style:family="paragraph" style:parent-style-name="Standard">
      <style:text-properties fo:font-weight="bold" officeooo:rsid="000aaf58" officeooo:paragraph-rsid="000aaf58" style:font-weight-asian="bold" style:font-weight-complex="bold"/>
    </style:style>
    <style:style style:name="P6" style:family="paragraph" style:parent-style-name="Standard">
      <style:text-properties officeooo:rsid="000aaf58" officeooo:paragraph-rsid="000aaf58"/>
    </style:style>
    <style:style style:name="P7" style:family="paragraph" style:parent-style-name="Standard">
      <style:text-properties officeooo:paragraph-rsid="000c8341"/>
    </style:style>
    <style:style style:name="P8" style:family="paragraph" style:parent-style-name="Table_20_Contents">
      <style:text-properties officeooo:rsid="00074ffa"/>
    </style:style>
    <style:style style:name="P9" style:family="paragraph" style:parent-style-name="Table_20_Contents">
      <style:text-properties officeooo:rsid="00074ffa" officeooo:paragraph-rsid="00074ffa"/>
    </style:style>
    <style:style style:name="T1" style:family="text">
      <style:text-properties officeooo:rsid="0005bc1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af58" style:font-weight-asian="bold" style:font-weight-complex="bold"/>
    </style:style>
    <style:style style:name="T4" style:family="text">
      <style:text-properties officeooo:rsid="000aaf58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0c83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ojet Mardi 2 Février 2022</text:p>
      <text:p text:style-name="P4"/>
      <text:p text:style-name="P1"><text:span text:style-name="T2">Projet </text:span>: créer une application web</text:p>
      <text:p text:style-name="P1"/>
      <text:p text:style-name="P1"><text:span text:style-name="T2">Fiction du projet</text:span> : leaderboard des rencontres de babyfoot </text:p>
      <text:p text:style-name="P1"><text:tab/>int : identifiant</text:p>
      <text:p text:style-name="P1"><text:tab/>date : date du match</text:p>
      <text:p text:style-name="P1"><text:tab/>varchar : nom équipe 1 </text:p>
      <text:p text:style-name="P1"><text:tab/>varchar : nom équipe 2<text:tab/></text:p>
      <text:p text:style-name="P3"><text:span text:style-name="T1"><text:tab/>varchar : résultat équipe 1</text:span></text:p>
      <text:p text:style-name="P3"><text:tab/><text:span text:style-name="T1">varchar : résultat équipe 2</text:span></text:p>
      <text:p text:style-name="P1"/>
      <table:table table:name="Tableau1" table:style-name="Tableau1">
        <table:table-column table:style-name="Tableau1.A" table:number-columns-repeated="6"/>
        <table:table-row>
          <table:table-cell table:style-name="Tableau1.A1" office:value-type="string">
            <text:p text:style-name="P9">Identifiant</text:p>
          </table:table-cell>
          <table:table-cell table:style-name="Tableau1.A1" office:value-type="string">
            <text:p text:style-name="P9">Date</text:p>
          </table:table-cell>
          <table:table-cell table:style-name="Tableau1.A1" office:value-type="string">
            <text:p text:style-name="P9">Équipe 1</text:p>
          </table:table-cell>
          <table:table-cell table:style-name="Tableau1.A1" office:value-type="string">
            <text:p text:style-name="P9">Équipe 2</text:p>
          </table:table-cell>
          <table:table-cell table:style-name="Tableau1.A1" office:value-type="string">
            <text:p text:style-name="P9">Résultat E1</text:p>
          </table:table-cell>
          <table:table-cell table:style-name="Tableau1.F1" office:value-type="string">
            <text:p text:style-name="P8">Résultat E2</text:p>
          </table:table-cell>
        </table:table-row>
        <table:table-row>
          <table:table-cell table:style-name="Tableau1.A2" office:value-type="string">
            <text:p text:style-name="P9">Auto-intrémenté</text:p>
          </table:table-cell>
          <table:table-cell table:style-name="Tableau1.A2" office:value-type="string">
            <text:p text:style-name="P9">XX/XX/XXXX</text:p>
          </table:table-cell>
          <table:table-cell table:style-name="Tableau1.A2" office:value-type="string">
            <text:p text:style-name="P9">Toto</text:p>
          </table:table-cell>
          <table:table-cell table:style-name="Tableau1.A2" office:value-type="string">
            <text:p text:style-name="P9">Tutu</text:p>
          </table:table-cell>
          <table:table-cell table:style-name="Tableau1.A2" office:value-type="string">
            <text:p text:style-name="P9">0</text:p>
          </table:table-cell>
          <table:table-cell table:style-name="Tableau1.F2" office:value-type="string">
            <text:p text:style-name="P9">1</text:p>
          </table:table-cell>
        </table:table-row>
      </table:table>
      <text:p text:style-name="P1"/>
      <text:p text:style-name="P1"><text:span text:style-name="T2">Langages </text:span>: </text:p>
      <text:p text:style-name="P1"><text:tab/>HTML, <text:span text:style-name="T4">CSS, </text:span>JS pour le front </text:p>
      <text:p text:style-name="P1"><text:tab/>C# (ASP.NET Core) pour le back</text:p>
      <text:p text:style-name="P1"><text:tab/>Postresql pour la bdd</text:p>
      <text:p text:style-name="P1"/>
      <text:p text:style-name="P2"><text:span text:style-name="T2">Objectif </text:span>: </text:p>
      <text:p text:style-name="P2"><text:tab/>développer des compétences relationnelles et organisationnelles</text:p>
      <text:p text:style-name="P1"/>
      <text:p text:style-name="P7"><text:span text:style-name="T3">Résultat attendu</text:span><text:span text:style-name="T4"> : </text:span></text:p>
      <text:p text:style-name="P7"><text:span text:style-name="T6"><text:tab/>requête </text:span><text:span text:style-name="T4">GET </text:span><text:span text:style-name="T6">ALL</text:span></text:p>
      <text:p text:style-name="P7"><text:span text:style-name="T6"><text:tab/>requête GET By Date</text:span></text:p>
      <text:p text:style-name="P6"/>
      <text:p text:style-name="P5">Distribution des rôles :</text:p>
      <text:p text:style-name="P5"><text:tab/>- <text:span text:style-name="T5">bdd : Alexandre</text:span></text:p>
      <text:p text:style-name="P5"><text:span text:style-name="T5"><text:tab/>- ASP.NET Core : Antoine</text:span></text:p>
      <text:p text:style-name="P5"><text:span text:style-name="T5"><text:tab/>- JS : Pascal</text:span></text:p>
      <text:p text:style-name="P5"><text:span text:style-name="T5"><text:tab/>- HTML, CSS : Emmanuel</text:span></text:p>
      <text:p text:style-name="P5"><text:span text:style-name="T5"/>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2T10:07:33.046000000</meta:creation-date>
    <dc:date>2022-02-02T10:28:15.836000000</dc:date>
    <meta:editing-duration>PT20M39S</meta:editing-duration>
    <meta:editing-cycles>10</meta:editing-cycles>
    <meta:generator>LibreOffice/7.0.0.3$Windows_X86_64 LibreOffice_project/8061b3e9204bef6b321a21033174034a5e2ea88e</meta:generator>
    <meta:document-statistic meta:table-count="1" meta:image-count="0" meta:object-count="0" meta:page-count="1" meta:paragraph-count="35" meta:word-count="122" meta:character-count="678" meta:non-whitespace-character-count="568"/>
  </office:meta>
</office:document-meta>
</file>